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4.5cm" svg:x="19cm" svg:y="2.5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list</text:span></text:p>
          <text:p text:style-name="P1"><text:span text:style-name="T6">find</text:span></text:p>
          <text:p text:style-name="P1"><text:span text:style-name="T6">search</text:span></text:p>
          <text:p text:style-name="P1"><text:span text:style-name="T6">detail</text:span></text:p>
        </draw:rect>
        <draw:rect draw:style-name="gr1" draw:text-style-name="P2" draw:layer="layout" svg:width="3cm" svg:height="2.5cm" svg:x="9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  <text:p text:style-name="P1"><text:span text:style-name="T6">cnt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198cm" svg:height="0.963cm" svg:x="20.146cm" svg:y="19.037cm">
          <draw:text-box>
            <text:p>(c) Heikki Siltala 2010-2011</text:p>
          </draw:text-box>
        </draw:frame>
        <draw:rect draw:style-name="gr1" draw:text-style-name="P2" draw:layer="layout" svg:width="3.5cm" svg:height="2.5cm" svg:x="17cm" svg:y="10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7.5cm" svg:y="14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2cm" svg:y="10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2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ri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9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2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1$Win32 OpenOffice.org_project/310m11$Build-9399$CWS-l10nrel31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47"/>
  </office:meta>
</office:document-meta>
</file>